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NodeRCML.getBackupsTi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NodeRCML.saveToXm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NodeRCML.deleteRevis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NodeRCML.restoreBackup( Node node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NodeRCML.isCheckedOutBySession( Session s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urceNodeRCML.checkOut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CML.makeBackup(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NodeRCML.getChildValue( NamespaceHelper helper , Element element , String child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NodeRCML.restoreBackup( SourceWrapper wrapper , long ti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NodeRCML.SourceNodeRCML( String contentSourceUri , String metaSourceUri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RCML.pruneEntr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NodeRCML.getLatestCheckIn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CML.getLatestElement( NamespaceHelper helper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NodeRCML.checkOutIn( Node node , short type , long time , boolean backup , boolean newVersion , boolean restrictedToSe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ourceNodeRCML.getChildValue( NamespaceHelper helper , Element element , String chi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NodeRCML.makeBackup( String sourceUri , long ti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NodeRCML.checkOut( Node node , boolean restrictedTo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NodeRCML.getLegacyEntry( NamespaceHelper helper ,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urceNodeRCML.getLatestCheckOut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CML.set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CML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NodeRCML.getBackupSourceUri( SourceWrapper wrapper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NodeRCML.getLatestEntry( shor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NodeRCML.deleteBackup( String sourceUri , long 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NodeRCML.is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CML.copyFrom( Node node , Node other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ourceNodeRCML.checkIn( Node node , boolean backup , boolean new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NodeRCML.getLatestEn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NodeRCML.getRcml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CML.getBackupEntr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NodeRCML.isChecked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NodeRCML.clear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CML.wri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NodeRCML.fin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NodeRCML.getEntry( NamespaceHelper helper ,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urceNodeRCML.getBackupSourceUri( String uri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CML.saveToXml( NamespaceHelper helper , RCML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urceNodeRCML.getEntr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